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264in" table:align="margins"/>
    </style:style>
    <style:style style:name="Table1.A" style:family="table-column">
      <style:table-column-properties style:column-width="3.125in" style:rel-column-width="28737*"/>
    </style:style>
    <style:style style:name="Table1.B" style:family="table-column">
      <style:table-column-properties style:column-width="4.0014in" style:rel-column-width="3679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7576"/>
    </style:style>
    <style:style style:name="P2" style:family="paragraph" style:parent-style-name="Standard">
      <style:paragraph-properties fo:text-align="center" style:justify-single-word="false"/>
      <style:text-properties officeooo:paragraph-rsid="00217576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P5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P7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P8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P10" style:family="paragraph" style:parent-style-name="Standard">
      <style:text-properties officeooo:paragraph-rsid="00217576"/>
    </style:style>
    <style:style style:name="P11" style:family="paragraph" style:parent-style-name="Text_20_body">
      <style:text-properties officeooo:rsid="00437dd2" officeooo:paragraph-rsid="0046e91b"/>
    </style:style>
    <style:style style:name="P12" style:family="paragraph" style:parent-style-name="Text_20_body">
      <style:text-properties officeooo:rsid="0046e91b" officeooo:paragraph-rsid="0046e91b"/>
    </style:style>
    <style:style style:name="P13" style:family="paragraph" style:parent-style-name="Table_20_Heading">
      <style:paragraph-properties fo:text-align="start" style:justify-single-word="false"/>
      <style:text-properties fo:font-weight="normal" officeooo:rsid="0046e91b" officeooo:paragraph-rsid="004d4bbd" style:font-weight-asian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officeooo:rsid="0046e91b" officeooo:paragraph-rsid="005d6d79"/>
    </style:style>
    <style:style style:name="P15" style:family="paragraph" style:parent-style-name="Table_20_Heading">
      <style:paragraph-properties fo:text-align="start" style:justify-single-word="false"/>
      <style:text-properties fo:font-size="8pt" fo:font-style="italic" officeooo:rsid="0046e91b" officeooo:paragraph-rsid="00686b15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officeooo:paragraph-rsid="004b2d53"/>
    </style:style>
    <style:style style:name="P17" style:family="paragraph" style:parent-style-name="Table_20_Contents">
      <style:text-properties officeooo:paragraph-rsid="0046e91b"/>
    </style:style>
    <style:style style:name="P18" style:family="paragraph" style:parent-style-name="Title">
      <style:text-properties officeooo:rsid="006c26aa" officeooo:paragraph-rsid="006c26aa"/>
    </style:style>
    <style:style style:name="T1" style:family="text">
      <style:text-properties officeooo:rsid="003b16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d6d79"/>
    </style:style>
    <style:style style:name="T4" style:family="text">
      <style:text-properties style:font-name="Liberation Serif2" officeooo:rsid="005d6d79" style:font-name-asian="Liberation Serif2" style:font-name-complex="Liberation Serif2"/>
    </style:style>
    <style:style style:name="T5" style:family="text">
      <style:text-properties officeooo:rsid="0062f008"/>
    </style:style>
    <style:style style:name="T6" style:family="text">
      <style:text-properties officeooo:rsid="006db6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6">LAN-FLUXUKO ERANTZUNAK</text:span></text:p>
      <text:p text:style-name="P12"/>
      <text:p text:style-name="P13"><text:text-input text:description="">[#list Wf.getWorkflowTasks("wf_RequestForQuotation") as task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text-input text:description=""/><text:text-input text:description="">${Elo.getLocalizedEuMessage(task.title)}</text:text-input><text:span text:style-name="T5"><text:text-input text:description=""/></text:span></text:p>
            <text:p text:style-name="P15"><text:span text:style-name="T3"><text:text-input text:description="">[#list task.actors as actor]</text:text-input></text:span><text:span text:style-name="T3"><text:text-input text:description="">${Elo.getDisplayNameForUsername(actor)}</text:text-input></text:span><text:span text:style-name="T3"><text:s/></text:span><text:span text:style-name="T3"><text:text-input text:description="">[/#list]</text:text-input></text:span><text:span text:style-name="T3"><text:text-input text:description="">[#if task.isDelegated()]</text:text-input></text:span><text:span text:style-name="T4">→</text:span><text:span text:style-name="T4"><text:text-input text:description="">[#list task.delegatedActors as actor]</text:text-input></text:span><text:span text:style-name="T4"><text:text-input text:description="">${Elo.getDisplayNameForUsername(actor)}</text:text-input></text:span><text:span text:style-name="T4"> </text:span><text:span text:style-name="T4"><text:text-input text:description="">[/#list]</text:text-input></text:span><text:span text:style-name="T3"><text:text-input text:description="">[/#if]</text:text-input></text:span><text:span text:style-name="T3"><text:s/>(</text:span><text:span text:style-name="T3"><text:text-input text:description="">${Elo.formatInternationalDateTime(task.executed)}</text:text-input></text:span><text:span text:style-name="T3">)</text:span></text:p>
          </table:table-cell>
          <table:covered-table-cell/>
        </table:table-row>
        <table:table-row>
          <table:table-cell table:style-name="Table1.A2" office:value-type="string">
            <text:p text:style-name="P16"><text:span text:style-name="T1"><text:text-input text:description="">@before-row[#list Wf.getTaskAnswers("wf_RequestForQuotation", task.id) as answer]</text:text-input></text:span><text:span text:style-name="T1"><text:text-input text:description="">${Wf.getEuLabel(answer)}</text:text-input></text:span></text:p>
            <text:p text:style-name="P16"><text:span text:style-name="T2"><text:text-input text:description=""/></text:span><text:text-input text:description="">@after-row[/#list]</text:text-input></text:p>
          </table:table-cell>
          <table:table-cell table:style-name="Table1.B2" office:value-type="string">
            <text:p text:style-name="P17"><text:text-input text:description="">${Wf.getAnswerEuDisplayValue(answer)}</text:text-input></text:p>
          </table:table-cell>
        </table:table-row>
      </table:table>
      <text:p text:style-name="P11"><text:text-input text:description=""/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33in" fo:margin-left="0.0278in" fo:margin-top="0in" fo:margin-bottom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1.2639in"/>
    </style:style>
    <style:style style:name="Table2.D" style:family="table-column">
      <style:table-column-properties style:column-width="2.4583in"/>
    </style:style>
    <style:style style:name="Table2.E" style:family="table-column">
      <style:table-column-properties style:column-width="1.7778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padding="0.0396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text-properties officeooo:paragraph-rsid="00217576"/>
    </style:style>
    <style:style style:name="MP2" style:family="paragraph" style:parent-style-name="Standard">
      <style:paragraph-properties fo:text-align="center" style:justify-single-word="false"/>
      <style:text-properties officeooo:paragraph-rsid="00217576"/>
    </style:style>
    <style:style style:name="M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MP4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MP5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M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MP7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MP8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M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MP10" style:family="paragraph" style:parent-style-name="Standard">
      <style:text-properties officeooo:paragraph-rsid="00217576"/>
    </style:style>
    <style:style style:name="MT1" style:family="text">
      <style:text-properties officeooo:rsid="006db6e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6736in" fo:margin-right="0.470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MP2"/>
            </table:table-cell>
            <table:covered-table-cell/>
            <table:table-cell table:style-name="Table2.C1" table:number-columns-spanned="3" office:value-type="string">
              <text:p text:style-name="MP3"><text:text-input text:description="">${doc['dc:title']}</text:text-input></text:p>
            </table:table-cell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MP4"><text:span text:style-name="MT1">Erreferentzia</text:span>:</text:p>
              <text:p text:style-name="MP5"><text:text-input text:description="">${doc['elo:reference']}</text:text-input></text:p>
            </table:table-cell>
            <table:table-cell table:style-name="Table2.B2" office:value-type="string">
              <text:p text:style-name="MP4"><text:span text:style-name="MT1">B</text:span>er.:</text:p>
              <text:p text:style-name="MP6"><text:text-input text:description="">${doc.versionLabel}</text:text-input></text:p>
            </table:table-cell>
            <table:table-cell table:style-name="Table2.C2" office:value-type="string">
              <text:p text:style-name="MP4"><text:span text:style-name="MT1">Egoera</text:span>:</text:p>
              <text:p text:style-name="MP7"><text:text-input text:description="">${Elo.getCurrentDocWithFixedCommonData().currentLifeCycleState}</text:text-input></text:p>
            </table:table-cell>
            <table:table-cell table:style-name="Table2.D2" office:value-type="string">
              <text:p text:style-name="MP4"><text:span text:style-name="MT1">Azken kolaboratzailea</text:span>:</text:p>
              <text:p text:style-name="MP8"><text:text-input text:description="">${Elo.getUserMetadata(doc, 'dc:lastContributor')}</text:text-input></text:p>
            </table:table-cell>
            <table:table-cell table:style-name="Table2.E2" office:value-type="string">
              <text:p text:style-name="MP4">Dat<text:span text:style-name="MT1">a</text:span>:</text:p>
              <text:p text:style-name="MP9"><text:text-input text:description="">${Elo.getDateMetadata(doc, 'dc:modified')}</text:text-input>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24:13.370269942</meta:creation-date>
    <dc:date>2021-08-04T12:19:08.768922511</dc:date>
    <meta:editing-duration>PT14H56M24S</meta:editing-duration>
    <meta:editing-cycles>86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101" meta:character-count="854" meta:non-whitespace-character-count="833"/>
  </office:meta>
</office:document-meta>
</file>